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6.249cm" fo:margin-left="-0.191cm" table:align="left" style:writing-mode="lr-tb"/>
    </style:style>
    <style:style style:name="Tableau1.A" style:family="table-column">
      <style:table-column-properties style:column-width="5.415cm"/>
    </style:style>
    <style:style style:name="Tableau1.B" style:family="table-column">
      <style:table-column-properties style:column-width="5.413cm"/>
    </style:style>
    <style:style style:name="Tableau1.C" style:family="table-column">
      <style:table-column-properties style:column-width="5.4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7f7f7f" fo:padding-left="0.191cm" fo:padding-right="0.191cm" fo:padding-top="0cm" fo:padding-bottom="0cm" fo:border="none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none"/>
    </style:style>
    <style:style style:name="Tableau2" style:family="table">
      <style:table-properties style:width="5.415cm" fo:margin-left="-0.191cm" table:align="left" style:writing-mode="lr-tb"/>
    </style:style>
    <style:style style:name="Tableau2.A" style:family="table-column">
      <style:table-column-properties style:column-width="5.415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7f7f7f" fo:padding-left="0.191cm" fo:padding-right="0.191cm" fo:padding-top="0cm" fo:padding-bottom="0cm" fo:border="none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="none"/>
    </style:style>
    <style:style style:name="Tableau3" style:family="table">
      <style:table-properties style:width="16.249cm" fo:margin-left="-0.191cm" table:align="left" style:writing-mode="lr-tb"/>
    </style:style>
    <style:style style:name="Tableau3.A" style:family="table-column">
      <style:table-column-properties style:column-width="5.415cm"/>
    </style:style>
    <style:style style:name="Tableau3.B" style:family="table-column">
      <style:table-column-properties style:column-width="5.413cm"/>
    </style:style>
    <style:style style:name="Tableau3.C" style:family="table-column">
      <style:table-column-properties style:column-width="5.42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7f7f7f" fo:padding-left="0.191cm" fo:padding-right="0.191cm" fo:padding-top="0cm" fo:padding-bottom="0cm" fo:border-left="none" fo:border-right="none" fo:border-top="none" fo:border-bottom="0.018cm solid #000001">
        <style:background-image/>
      </style:table-cell-properties>
    </style:style>
    <style:style style:name="Tableau3.A2" style:family="table-cell">
      <style:table-cell-properties fo:background-color="#dbe5f1" fo:padding-left="0.191cm" fo:padding-right="0.191cm" fo:padding-top="0cm" fo:padding-bottom="0cm" fo:border="none">
        <style:background-image/>
      </style:table-cell-properties>
    </style:style>
    <style:style style:name="Tableau3.A3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fo:color="#ffffff"/>
    </style:style>
    <style:style style:name="P2" style:family="paragraph" style:parent-style-name="Standard">
      <style:paragraph-properties fo:text-align="center" style:justify-single-word="false"/>
      <style:text-properties fo:color="#ffffff"/>
    </style:style>
    <style:style style:name="P3" style:family="paragraph" style:parent-style-name="Heading_20_1" style:master-page-name="Standard">
      <style:paragraph-properties style:page-number="auto"/>
    </style:style>
    <style:style style:name="T1" style:family="text">
      <style:text-properties fo:color="#ff0000"/>
    </style:style>
    <style:style style:name="T2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able without FieldsMetadata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">Name</text:p>
          </table:table-cell>
          <table:table-cell table:style-name="Tableau1.A1" office:value-type="string">
            <text:p text:style-name="P2">Last name</text:p>
          </table:table-cell>
          <table:table-cell table:style-name="Tableau1.A1" office:value-type="string">
            <text:p text:style-name="P1">Mail</text:p>
          </table:table-cell>
        </table:table-row>
        <table:table-row table:style-name="Tableau1.1">
          <table:table-cell table:style-name="Tableau1.A2" office:value-type="string">
            <text:p text:style-name="Standard"><text:text-input text:description="">@start-row#foreach($d in $developers)</text:text-input><text:text-input text:description="">$d.Name</text:text-input><text:text-input text:description="">@end-row#end</text:text-input></text:p>
          </table:table-cell>
          <table:table-cell table:style-name="Tableau1.A2" office:value-type="string">
            <text:p text:style-name="Standard"><text:text-input text:description="">$d.LastName</text:text-input></text:p>
          </table:table-cell>
          <table:table-cell table:style-name="Tableau1.A2" office:value-type="string">
            <text:p text:style-name="Standard"><text:a xlink:type="simple" xlink:href="mailto:$d.Mail">$d.Mail</text:a></text:p>
          </table:table-cell>
        </table:table-row>
      </table:table>
      <text:h text:style-name="Heading_20_1" text:outline-level="1">Table Inside Loop for</text:h>
      <text:p text:style-name="Standard"><text:text-input text:description="">#foreach($d in $developers)</text:text-input></text:p>
      <text:h text:style-name="Heading_20_2" text:outline-level="2">Identity</text:h>
      <text:p text:style-name="Standard"><text:span text:style-name="T2">Name</text:span> : <text:span text:style-name="T1"><text:text-input text:description="">$d.Name</text:text-input></text:span></text:p>
      <text:p text:style-name="Standard"><text:span text:style-name="T2">Last Name</text:span> : <text:span text:style-name="T1"><text:text-input text:description="">$d.LastName</text:text-input></text:span></text:p>
      <text:p text:style-name="Standard"><text:span text:style-name="T2">Email</text:span> : <text:a xlink:type="simple" xlink:href="mailto:$d.Mail">$d.Mail</text:a></text:p>
      <text:h text:style-name="Heading_20_2" text:outline-level="2">Roles</text:h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">Roles</text:p>
          </table:table-cell>
        </table:table-row>
        <table:table-row table:style-name="Tableau2.1">
          <table:table-cell table:style-name="Tableau2.A2" office:value-type="string">
            <text:p text:style-name="Standard"><text:text-input text:description="">@start-row#foreach($r in $d.Roles)</text:text-input><text:text-input text:description="">$r.Name</text:text-input><text:text-input text:description="">@end-row#end</text:text-input></text:p>
          </table:table-cell>
        </table:table-row>
      </table:table>
      <text:p text:style-name="Standard"><text:text-input text:description="">#end</text:text-input></text:p>
      <text:h text:style-name="Heading_20_1" text:outline-level="1">Table odd/even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">Name</text:p>
          </table:table-cell>
          <table:table-cell table:style-name="Tableau3.A1" office:value-type="string">
            <text:p text:style-name="P2">Last name</text:p>
          </table:table-cell>
          <table:table-cell table:style-name="Tableau3.A1" office:value-type="string">
            <text:p text:style-name="P1">Mail</text:p>
          </table:table-cell>
        </table:table-row>
        <table:table-row table:style-name="Tableau3.1">
          <table:table-cell table:style-name="Tableau3.A2" office:value-type="string">
            <text:p text:style-name="Standard"><text:text-input text:description="">@start-row#foreach($d in $developers) #if( 0 == $velocityCount%2)</text:text-input><text:text-input text:description="">$d.Name</text:text-input><text:text-input text:description="">@end-row#else</text:text-input></text:p>
          </table:table-cell>
          <table:table-cell table:style-name="Tableau3.A2" office:value-type="string">
            <text:p text:style-name="Standard"><text:text-input text:description="">$d.LastName</text:text-input></text:p>
          </table:table-cell>
          <table:table-cell table:style-name="Tableau3.A2" office:value-type="string">
            <text:p text:style-name="Standard"><text:a xlink:type="simple" xlink:href="mailto:$d.Mail">$d.Mail</text:a></text:p>
          </table:table-cell>
        </table:table-row>
        <table:table-row table:style-name="Tableau3.1">
          <table:table-cell table:style-name="Tableau3.A3" office:value-type="string">
            <text:p text:style-name="Standard"><text:text-input text:description="">$d.Name</text:text-input><text:text-input text:description="">@end-row#end #end</text:text-input></text:p>
          </table:table-cell>
          <table:table-cell table:style-name="Tableau3.A3" office:value-type="string">
            <text:p text:style-name="Standard"><text:text-input text:description="">$d.LastName</text:text-input></text:p>
          </table:table-cell>
          <table:table-cell table:style-name="Tableau3.A3" office:value-type="string">
            <text:p text:style-name="Standard"><text:a xlink:type="simple" xlink:href="mailto:$d.Mail">$d.Mail</text:a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ERR Angelo</meta:initial-creator>
    <meta:editing-cycles>92</meta:editing-cycles>
    <meta:creation-date>2011-04-29T09:54:00</meta:creation-date>
    <dc:date>2011-09-07T17:54:58.87</dc:date>
    <meta:editing-duration>PT1H5M22S</meta:editing-duration>
    <meta:generator>LibreOffice/3.3$Win32 LibreOffice_project/330m19$Build-401</meta:generator>
    <meta:document-statistic meta:table-count="3" meta:image-count="0" meta:object-count="0" meta:page-count="1" meta:paragraph-count="27" meta:word-count="55" meta:character-count="474"/>
    <meta:user-defined meta:name="AppVersion">12.0000</meta:user-defined>
    <meta:user-defined meta:name="Company">Wyniwy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